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04B06316737AB52C426.png" manifest:media-type="image/png"/>
  <manifest:file-entry manifest:full-path="Pictures/10000000000007D00000011D85DAAF997B9CFCAD.jpg" manifest:media-type="image/jpeg"/>
  <manifest:file-entry manifest:full-path="Pictures/10000000000004C6000000B83AB9D6FF2FF2501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a1" svg:font-family="Symbola"/>
    <style:font-face style:name="Ubuntu1" svg:font-family="Ubuntu"/>
    <style:font-face style:name="Ubuntu2" svg:font-family="Ubuntu" style:font-adornments="Regular"/>
    <style:font-face style:name="Verdana4" svg:font-family="Verdana" style:font-family-generic="swiss"/>
    <style:font-face style:name="Arial" svg:font-family="Arial" style:font-pitch="variable"/>
    <style:font-face style:name="Arial Unicode MS1" svg:font-family="'Arial Unicode MS'" style:font-pitch="variable"/>
    <style:font-face style:name="Symbola" svg:font-family="Symbola" style:font-pitch="variable"/>
    <style:font-face style:name="Tahoma1" svg:font-family="Tahoma" style:font-pitch="variable"/>
    <style:font-face style:name="Times New Roman1" svg:font-family="'Times New Roman'" style:font-pitch="variable"/>
    <style:font-face style:name="Ubuntu" svg:font-family="Ubuntu" style:font-pitch="variable"/>
    <style:font-face style:name="Verdana3" svg:font-family="Verdan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 Unicode MS2" svg:font-family="'Arial Unicode MS'" style:font-family-generic="swiss" style:font-pitch="variable"/>
    <style:font-face style:name="Tahoma3" svg:font-family="Tahoma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3cm" fo:padding-bottom="0.133cm" fo:padding-left="0.266cm" fo:padding-right="0.266cm" fo:wrap-option="no-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26cm" svg:stroke-color="#003399" draw:stroke-linejoin="miter" draw:fill="none" draw:fill-color="#99ccff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3.9cm"/>
      <style:paragraph-properties style:writing-mode="lr-tb"/>
    </style:style>
    <style:style style:name="gr7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2.35cm" fo:min-width="4.9cm"/>
      <style:paragraph-properties style:writing-mode="lr-tb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objectwithoutfill">
      <style:graphic-properties svg:stroke-width="0.2cm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5.416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="solid" draw:fill-color="#99ccff" draw:textarea-horizontal-align="justify" draw:textarea-vertical-align="middle" draw:auto-grow-height="false" fo:min-height="2.15cm" fo:min-width="6.2cm"/>
      <style:paragraph-properties style:writing-mode="lr-tb"/>
    </style:style>
    <style:style style:name="gr13" style:family="graphic" style:parent-style-name="standard">
      <style:graphic-properties draw:fill="solid" draw:fill-color="#99ccff" draw:textarea-horizontal-align="justify" draw:textarea-vertical-align="middle" draw:auto-grow-height="false" fo:min-height="2.15cm" fo:min-width="3.9cm"/>
      <style:paragraph-properties style:writing-mode="lr-tb"/>
    </style:style>
    <style:style style:name="gr14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2.35cm" fo:min-width="4.9cm"/>
      <style:paragraph-properties style:writing-mode="lr-tb"/>
    </style:style>
    <style:style style:name="gr15" style:family="graphic" style:parent-style-name="objectwithoutfill">
      <style:graphic-properties svg:stroke-width="0.2cm" svg:stroke-color="#069a2e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5.416cm"/>
      <style:paragraph-properties style:writing-mode="lr-tb"/>
    </style:style>
    <style:style style:name="gr17" style:family="graphic" style:parent-style-name="objectwithoutfill">
      <style:graphic-properties svg:stroke-width="0.2cm" svg:stroke-color="#f10d0c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fill="solid" draw:fill-color="#99ccff" draw:textarea-horizontal-align="justify" draw:textarea-vertical-align="middle" draw:auto-grow-height="false" fo:min-height="2.15cm" fo:min-width="2.3cm"/>
      <style:paragraph-properties style:writing-mode="lr-tb"/>
    </style:style>
    <style:style style:name="gr19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2.05cm" fo:min-width="2.3cm"/>
      <style:paragraph-properties style:writing-mode="lr-tb"/>
    </style:style>
    <style:style style:name="gr20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2.05cm" fo:min-width="2.3cm"/>
      <style:paragraph-properties style:writing-mode="lr-tb"/>
    </style:style>
    <style:style style:name="gr21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2.05cm" fo:min-width="2.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377cm"/>
      <style:paragraph-properties style:writing-mode="lr-tb"/>
    </style:style>
    <style:style style:name="gr23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2.05cm" fo:min-width="2.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918cm"/>
      <style:paragraph-properties style:writing-mode="lr-tb"/>
    </style:style>
    <style:style style:name="gr25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2.05cm" fo:min-width="2.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38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1.6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9.071cm"/>
      <style:paragraph-properties style:writing-mode="lr-tb"/>
    </style:style>
    <style:style style:name="gr29" style:family="graphic" style:parent-style-name="standard">
      <style:graphic-properties draw:fill="solid" draw:fill-color="#99ccff" draw:textarea-horizontal-align="justify" draw:textarea-vertical-align="middle" draw:auto-grow-height="false" fo:min-height="6.75cm" fo:min-width="7.4cm"/>
      <style:paragraph-properties style:writing-mode="lr-tb"/>
    </style:style>
    <style:style style:name="gr30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5.549cm" fo:min-width="7.4cm"/>
      <style:paragraph-properties style:writing-mode="lr-tb"/>
    </style:style>
    <style:style style:name="gr31" style:family="graphic" style:parent-style-name="standard">
      <style:graphic-properties draw:fill="solid" draw:fill-color="#069a2e" draw:opacity="50%" draw:textarea-vertical-align="middle" draw:auto-grow-height="false" fo:min-height="3.75cm" fo:min-width="3.901cm" draw:shadow-opacity="50%"/>
    </style:style>
    <style:style style:name="gr32" style:family="graphic" style:parent-style-name="standard">
      <style:graphic-properties draw:fill="solid" draw:fill-color="#99ccff" draw:textarea-horizontal-align="justify" draw:textarea-vertical-align="middle" draw:auto-grow-height="false" fo:min-height="0.766cm" fo:min-width="0.98cm"/>
      <style:paragraph-properties style:writing-mode="lr-tb"/>
    </style:style>
    <style:style style:name="gr33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0.724cm" fo:min-width="0.98cm"/>
      <style:paragraph-properties style:writing-mode="lr-tb"/>
    </style:style>
    <style:style style:name="gr34" style:family="graphic" style:parent-style-name="standard">
      <style:graphic-properties draw:fill="solid" draw:fill-color="#f10d0c" draw:opacity="50%" draw:textarea-vertical-align="middle" draw:auto-grow-height="false" fo:min-height="3.75cm" fo:min-width="3.901cm" draw:shadow-opacity="50%"/>
    </style:style>
    <style:style style:name="gr35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0.724cm" fo:min-width="0.98cm"/>
      <style:paragraph-properties style:writing-mode="lr-tb"/>
    </style:style>
    <style:style style:name="gr36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0.724cm" fo:min-width="0.98cm"/>
      <style:paragraph-properties style:writing-mode="lr-tb"/>
    </style:style>
    <style:style style:name="gr37" style:family="graphic" style:parent-style-name="standard" style:list-style-name="L1">
      <style:graphic-properties draw:fill="solid" draw:fill-color="#81d41a" draw:textarea-horizontal-align="justify" draw:textarea-vertical-align="middle" draw:auto-grow-height="false" fo:min-height="0.724cm" fo:min-width="0.98cm"/>
      <style:paragraph-properties style:writing-mode="lr-tb"/>
    </style:style>
    <style:style style:name="gr38" style:family="graphic" style:parent-style-name="standard">
      <style:graphic-properties draw:fill="solid" draw:fill-color="#99ccff" draw:opacity="50%" draw:textarea-horizontal-align="justify" draw:textarea-vertical-align="middle" draw:auto-grow-height="false" fo:min-height="0.769cm" fo:min-width="0.862cm" draw:shadow-opacity="50%"/>
      <style:paragraph-properties style:writing-mode="lr-tb"/>
    </style:style>
    <style:style style:name="gr39" style:family="graphic" style:parent-style-name="standard" style:list-style-name="L1">
      <style:graphic-properties draw:fill="solid" draw:fill-color="#81d41a" draw:opacity="50%" draw:textarea-horizontal-align="justify" draw:textarea-vertical-align="middle" draw:auto-grow-height="false" fo:min-height="0.727cm" fo:min-width="0.862cm" draw:shadow-opacity="50%"/>
      <style:paragraph-properties style:writing-mode="lr-tb"/>
    </style:style>
    <style:style style:name="gr40" style:family="graphic" style:parent-style-name="objectwithoutfill">
      <style:graphic-properties svg:stroke-width="0.2cm" svg:stroke-color="#f10d0c" draw:marker-start-width="0.6cm" draw:marker-end="Arrow" draw:marker-end-width="0.6cm" draw:fill="none" draw:opacity="50%" draw:textarea-horizontal-align="center" draw:textarea-vertical-align="middle" fo:padding-top="0.225cm" fo:padding-bottom="0.225cm" fo:padding-left="0.35cm" fo:padding-right="0.35cm" draw:shadow-opacity="50%"/>
    </style:style>
    <style:style style:name="gr41" style:family="graphic" style:parent-style-name="objectwithoutfill">
      <style:graphic-properties svg:stroke-width="0.2cm" svg:stroke-color="#069a2e" draw:marker-start-width="0.6cm" draw:marker-end="Arrow" draw:marker-end-width="0.6cm" draw:fill="none" draw:opacity="50%" draw:textarea-horizontal-align="center" draw:textarea-vertical-align="middle" fo:padding-top="0.225cm" fo:padding-bottom="0.225cm" fo:padding-left="0.35cm" fo:padding-right="0.35cm" draw:shadow-opacity="50%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118cm"/>
      <style:paragraph-properties style:writing-mode="lr-tb"/>
    </style:style>
    <style:style style:name="pr1" style:family="presentation" style:parent-style-name="Standard-notes">
      <style:graphic-properties draw:stroke="solid" svg:stroke-width="0.026cm" svg:stroke-color="#000000" draw:stroke-linejoin="miter" draw:fill="solid" draw:fill-color="#ffffff" draw:auto-grow-height="true" fo:min-height="12.252cm" fo:padding-top="0.013cm" fo:padding-bottom="0.013cm" fo:padding-left="0.013cm" fo:padding-right="0.013cm" draw:shadow="hidden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2.252cm"/>
      <style:paragraph-properties style:writing-mode="lr-tb"/>
    </style:style>
    <style:style style:name="P1" style:family="paragraph">
      <style:paragraph-properties fo:margin-left="1.327cm" fo:margin-right="0cm" fo:margin-top="0.176cm" fo:margin-bottom="0cm" fo:line-height="100%" fo:text-indent="-1.327cm" style:writing-mode="lr-tb"/>
    </style:style>
    <style:style style:name="P2" style:family="paragraph">
      <loext:graphic-properties draw:fill="none" draw:fill-color="#00cc99"/>
      <style:paragraph-properties fo:margin-left="1.327cm" fo:margin-right="0cm" fo:margin-top="0.176cm" fo:margin-bottom="0cm" fo:line-height="100%" fo:text-indent="-1.327cm" style:writing-mode="lr-tb"/>
    </style:style>
    <style:style style:name="P3" style:family="paragraph">
      <loext:graphic-properties draw:fill="none" draw:fill-color="#00cc99"/>
      <style:paragraph-properties style:writing-mode="lr-tb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style:paragraph-properties fo:margin-left="0cm" fo:margin-right="0cm" fo:margin-top="0cm" fo:margin-bottom="1cm" fo:text-align="center" fo:text-indent="0cm" style:writing-mode="lr-tb"/>
    </style:style>
    <style:style style:name="P6" style:family="paragraph">
      <style:paragraph-properties fo:margin-left="0cm" fo:margin-right="0cm" fo:margin-top="1.1cm" fo:margin-bottom="0cm" fo:text-align="center" fo:text-indent="0cm" style:writing-mode="lr-tb"/>
    </style:style>
    <style:style style:name="P7" style:family="paragraph">
      <style:paragraph-properties fo:margin-left="0cm" fo:margin-right="0cm" fo:margin-top="0.9cm" fo:margin-bottom="0cm" fo:text-align="center" fo:text-indent="0cm" style:writing-mode="lr-tb"/>
    </style:style>
    <style:style style:name="P8" style:family="paragraph">
      <style:paragraph-properties fo:margin-left="0cm" fo:margin-right="0cm" fo:line-height="160%" fo:text-align="center" fo:text-indent="0cm" style:writing-mode="lr-tb"/>
    </style:style>
    <style:style style:name="P9" style:family="paragraph">
      <loext:graphic-properties draw:fill="none" draw:fill-color="#99ccff"/>
      <style:paragraph-properties fo:margin-left="0cm" fo:margin-right="0cm" fo:text-align="center" fo:text-indent="0cm" style:writing-mode="lr-tb"/>
    </style:style>
    <style:style style:name="P10" style:family="paragraph">
      <loext:graphic-properties draw:fill="solid" draw:fill-color="#ffffff"/>
      <style:paragraph-properties fo:margin-left="0cm" fo:margin-right="0cm" fo:text-indent="0cm" style:writing-mode="lr-tb"/>
    </style:style>
    <style:style style:name="P11" style:family="paragraph"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12" style:family="paragraph">
      <loext:graphic-properties draw:fill="none" draw:fill-color="#00cc99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.6cm" fo:line-height="100%" fo:text-align="center" fo:text-indent="0cm" style:writing-mode="lr-tb"/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cm" fo:margin-bottom="0.1cm" fo:line-height="100%" fo:text-align="start" fo:text-indent="0cm" style:writing-mode="lr-tb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.5cm" fo:margin-bottom="0.6cm" fo:line-height="100%" fo:text-align="start" fo:text-indent="0cm" style:writing-mode="lr-tb"/>
      <style:text-properties fo:font-size="20pt" style:font-size-asian="20pt" style:font-size-complex="20pt"/>
    </style:style>
    <style:style style:name="P16" style:family="paragraph">
      <loext:graphic-properties draw:fill="none" draw:fill-color="#00cc99"/>
      <style:paragraph-properties fo:margin-left="0cm" fo:margin-right="0cm" fo:margin-top="0cm" fo:margin-bottom="0.6cm" fo:line-height="100%" fo:text-align="start" fo:text-indent="0cm" style:writing-mode="lr-tb"/>
      <style:text-properties fo:font-size="20pt" style:font-size-asian="20pt" style:font-size-complex="20pt"/>
    </style:style>
    <style:style style:name="P17" style:family="paragraph">
      <style:paragraph-properties fo:text-align="center" style:writing-mode="lr-tb"/>
      <style:text-properties fo:font-size="20pt" style:font-size-asian="20pt" style:font-size-complex="20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2" style:family="paragraph">
      <loext:graphic-properties draw:fill-color="#ffffff"/>
      <style:paragraph-properties style:writing-mode="lr-tb"/>
      <style:text-properties fo:font-size="12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style:font-size-asian="20pt" style:font-size-complex="20pt"/>
    </style:style>
    <style:style style:name="P24" style:family="paragraph">
      <loext:graphic-properties draw:fill="solid" draw:fill-color="#99ccff"/>
      <style:paragraph-properties fo:text-align="center" style:writing-mode="lr-tb"/>
      <style:text-properties fo:font-size="20pt" style:font-size-asian="20pt" style:font-size-complex="20pt"/>
    </style:style>
    <style:style style:name="P25" style:family="paragraph">
      <style:paragraph-properties fo:margin-left="0cm" fo:margin-right="0cm" fo:margin-top="0cm" fo:margin-bottom="0.8cm" fo:line-height="100%" fo:text-align="start" fo:text-indent="0cm" style:writing-mode="lr-tb"/>
      <style:text-properties fo:font-size="20pt" style:font-size-asian="20pt" style:font-size-complex="20pt"/>
    </style:style>
    <style:style style:name="P26" style:family="paragraph">
      <loext:graphic-properties draw:fill="none" draw:fill-color="#00cc99"/>
      <style:paragraph-properties fo:margin-left="0cm" fo:margin-right="0cm" fo:margin-top="0cm" fo:margin-bottom="0.6cm" fo:line-height="100%" fo:text-align="center" fo:text-indent="0cm" style:writing-mode="lr-tb"/>
      <style:text-properties fo:font-size="20pt" style:font-size-asian="20pt" style:font-size-complex="20pt"/>
    </style:style>
    <style:style style:name="P27" style:family="paragraph">
      <style:paragraph-properties fo:text-align="center"/>
    </style:style>
    <style:style style:name="P28" style:family="paragraph">
      <style:paragraph-properties fo:margin-top="0cm" fo:margin-bottom="0.3cm"/>
    </style:style>
    <style:style style:name="P29" style:family="paragraph">
      <loext:graphic-properties draw:fill="none" draw:fill-color="#ffffff"/>
      <style:paragraph-properties fo:margin-top="0cm" fo:margin-bottom="0.3cm" style:writing-mode="lr-tb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paragraph-properties fo:margin-top="0cm" fo:margin-bottom="0.3cm" style:writing-mode="lr-tb"/>
      <style:text-properties fo:font-size="18pt" style:font-size-asian="18pt" style:font-size-complex="18pt"/>
    </style:style>
    <style:style style:name="P31" style:family="paragraph">
      <style:paragraph-properties fo:margin-left="0cm" fo:margin-right="0cm" fo:margin-top="0cm" fo:margin-bottom="0.3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loext:graphic-properties draw:fill="solid" draw:fill-color="#069a2e" draw:opacity="50%"/>
      <style:paragraph-properties fo:text-align="center"/>
    </style:style>
    <style:style style:name="P33" style:family="paragraph">
      <loext:graphic-properties draw:fill="solid" draw:fill-color="#f10d0c" draw:opacity="50%"/>
      <style:paragraph-properties fo:text-align="center"/>
    </style:style>
    <style:style style:name="P34" style:family="paragraph">
      <loext:graphic-properties draw:fill="solid" draw:fill-color="#99ccff" draw:opacity="50%"/>
      <style:paragraph-properties fo:text-align="center" style:writing-mode="lr-tb"/>
      <style:text-properties fo:font-size="20pt" style:font-size-asian="20pt" style:font-size-complex="20pt"/>
    </style:style>
    <style:style style:name="P35" style:family="paragraph">
      <loext:graphic-properties draw:fill="solid" draw:fill-color="#81d41a" draw:opacity="50%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 draw:opacity="50%"/>
    </style:style>
    <style:style style:name="P37" style:family="paragraph">
      <style:paragraph-properties fo:margin-left="0cm" fo:margin-right="0cm" fo:margin-top="0cm" fo:margin-bottom="0.3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 loext:hyphenation-no-caps="false"/>
    </style:style>
    <style:style style:name="P38" style:family="paragraph">
      <loext:graphic-properties draw:fill="none" draw:fill-color="#ffffff"/>
      <style:paragraph-properties fo:margin-left="0cm" fo:margin-right="0cm" fo:margin-top="0cm" fo:margin-bottom="0.3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style:font-size-asian="20pt" style:font-size-complex="20pt"/>
    </style:style>
    <style:style style:name="T1" style:family="text">
      <style:text-properties fo:color="#003399" style:font-name="Arial" fo:font-size="20pt" style:font-size-asian="20pt" style:font-size-complex="20pt"/>
    </style:style>
    <style:style style:name="T2" style:family="text">
      <style:text-properties fo:font-size="20pt" fo:language="de" fo:country="DE" fo:font-weight="bold" style:font-size-asian="20pt" style:font-weight-asian="bold" style:font-size-complex="20pt" style:font-weight-complex="bold"/>
    </style:style>
    <style:style style:name="T3" style:family="text">
      <style:text-properties fo:font-size="36pt" fo:language="de" fo:country="DE" fo:font-weight="bold" style:font-size-asian="36pt" style:font-weight-asian="bold" style:font-size-complex="36pt" style:font-weight-complex="bold"/>
    </style:style>
    <style:style style:name="T4" style:family="text">
      <style:text-properties fo:font-size="32pt" fo:language="de" fo:country="DE" fo:font-weight="bold" style:font-size-asian="32pt" style:font-weight-asian="bold" style:font-size-complex="32pt" style:font-weight-complex="bold"/>
    </style:style>
    <style:style style:name="T5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6" style:family="text">
      <style:text-properties fo:font-size="20pt" fo:language="de" fo:country="DE" style:font-size-asian="20pt" style:font-size-complex="20pt"/>
    </style:style>
    <style:style style:name="T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language="de" fo:country="DE" fo:font-style="normal" fo:font-weight="bold" style:font-name-asian="Ubuntu2" style:font-size-asian="24pt" style:font-style-asian="normal" style:font-weight-asian="bold" style:font-name-complex="Ubuntu2" style:font-size-complex="24pt" style:font-style-complex="normal" style:font-weight-complex="bold"/>
    </style:style>
    <style:style style:name="T9" style:family="text">
      <style:text-properties fo:font-size="20pt" fo:language="de" fo:country="DE" fo:font-style="normal" fo:font-weight="normal" style:font-name-asian="Ubuntu2" style:font-size-asian="20pt" style:font-style-asian="normal" style:font-weight-asian="normal" style:font-name-complex="Ubuntu2" style:font-size-complex="20pt" style:font-style-complex="normal" style:font-weight-complex="normal"/>
    </style:style>
    <style:style style:name="T10" style:family="text">
      <style:text-properties fo:font-size="20pt" fo:language="de" fo:country="DE" fo:font-style="italic" fo:font-weight="normal" style:font-name-asian="Ubuntu2" style:font-size-asian="20pt" style:font-style-asian="italic" style:font-weight-asian="normal" style:font-name-complex="Ubuntu2" style:font-size-complex="20pt" style:font-style-complex="italic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14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•">
        <style:list-level-properties/>
        <style:text-properties style:font-name="Verdana2" fo:color="#000000" fo:font-size="100%"/>
      </text:list-level-style-bullet>
      <text:list-level-style-bullet text:level="2" text:bullet-char="•">
        <style:list-level-properties text:space-before="1.27cm"/>
        <style:text-properties style:font-name="Verdana2" fo:color="#000000" fo:font-size="100%"/>
      </text:list-level-style-bullet>
      <text:list-level-style-bullet text:level="3" text:bullet-char="•">
        <style:list-level-properties text:space-before="2.54cm"/>
        <style:text-properties style:font-name="Verdana2" fo:color="#000000" fo:font-size="100%"/>
      </text:list-level-style-bullet>
      <text:list-level-style-bullet text:level="4" text:bullet-char="•">
        <style:list-level-properties text:space-before="3.81cm"/>
        <style:text-properties style:font-name="Verdana2" fo:color="#000000" fo:font-size="100%"/>
      </text:list-level-style-bullet>
      <text:list-level-style-bullet text:level="5" text:bullet-char="•">
        <style:list-level-properties text:space-before="5.08cm"/>
        <style:text-properties style:font-name="Verdana2" fo:color="#000000" fo:font-size="100%"/>
      </text:list-level-style-bullet>
      <text:list-level-style-bullet text:level="6" text:bullet-char="•">
        <style:list-level-properties text:space-before="5.08cm"/>
        <style:text-properties style:font-name="Verdana2" fo:color="#000000" fo:font-size="100%"/>
      </text:list-level-style-bullet>
      <text:list-level-style-bullet text:level="7" text:bullet-char="•">
        <style:list-level-properties text:space-before="5.08cm"/>
        <style:text-properties style:font-name="Verdana2" fo:color="#000000" fo:font-size="100%"/>
      </text:list-level-style-bullet>
      <text:list-level-style-bullet text:level="8" text:bullet-char="•">
        <style:list-level-properties text:space-before="5.08cm"/>
        <style:text-properties style:font-name="Verdana2" fo:color="#000000" fo:font-size="100%"/>
      </text:list-level-style-bullet>
      <text:list-level-style-bullet text:level="9" text:bullet-char="•">
        <style:list-level-properties text:space-before="5.08cm"/>
        <style:text-properties style:font-name="Verdana2" fo:color="#000000" fo:font-size="100%"/>
      </text:list-level-style-bullet>
      <text:list-level-style-bullet text:level="10" text:bullet-char="•">
        <style:list-level-properties text:space-before="5.08cm"/>
        <style:text-properties style:font-name="Verdana2" fo:color="#000000" fo:font-size="100%"/>
      </text:list-level-style-bullet>
    </text:list-style>
    <text:list-style style:name="L2">
      <text:list-level-style-number text:level="1" style:num-prefix="(" style:num-suffix=")" style:num-format="1">
        <style:list-level-properties/>
        <style:text-properties fo:color="#000000" fo:font-size="100%"/>
      </text:list-level-style-number>
      <text:list-level-style-number text:level="2" style:num-prefix="(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prefix="(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prefix="(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prefix="(" style:num-suffix=")" style:num-format="1">
        <style:list-level-properties text:space-before="5.08cm"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 text:min-label-width="0.8cm"/>
        <style:text-properties style:font-name="Verdana2" fo:color="#000000" fo:font-size="100%"/>
      </text:list-level-style-bullet>
      <text:list-level-style-bullet text:level="2" text:bullet-char="•">
        <style:list-level-properties text:space-before="1.27cm"/>
        <style:text-properties style:font-name="Verdana2" fo:color="#000000" fo:font-size="100%"/>
      </text:list-level-style-bullet>
      <text:list-level-style-bullet text:level="3" text:bullet-char="•">
        <style:list-level-properties text:space-before="2.54cm"/>
        <style:text-properties style:font-name="Verdana2" fo:color="#000000" fo:font-size="100%"/>
      </text:list-level-style-bullet>
      <text:list-level-style-bullet text:level="4" text:bullet-char="•">
        <style:list-level-properties text:space-before="3.81cm"/>
        <style:text-properties style:font-name="Verdana2" fo:color="#000000" fo:font-size="100%"/>
      </text:list-level-style-bullet>
      <text:list-level-style-bullet text:level="5" text:bullet-char="•">
        <style:list-level-properties text:space-before="5.08cm"/>
        <style:text-properties style:font-name="Verdana2" fo:color="#000000" fo:font-size="100%"/>
      </text:list-level-style-bullet>
      <text:list-level-style-bullet text:level="6" text:bullet-char="•">
        <style:list-level-properties text:space-before="5.08cm"/>
        <style:text-properties style:font-name="Verdana2" fo:color="#000000" fo:font-size="100%"/>
      </text:list-level-style-bullet>
      <text:list-level-style-bullet text:level="7" text:bullet-char="•">
        <style:list-level-properties text:space-before="5.08cm"/>
        <style:text-properties style:font-name="Verdana2" fo:color="#000000" fo:font-size="100%"/>
      </text:list-level-style-bullet>
      <text:list-level-style-bullet text:level="8" text:bullet-char="•">
        <style:list-level-properties text:space-before="5.08cm"/>
        <style:text-properties style:font-name="Verdana2" fo:color="#000000" fo:font-size="100%"/>
      </text:list-level-style-bullet>
      <text:list-level-style-bullet text:level="9" text:bullet-char="•">
        <style:list-level-properties text:space-before="5.08cm"/>
        <style:text-properties style:font-name="Verdana2" fo:color="#000000" fo:font-size="100%"/>
      </text:list-level-style-bullet>
      <text:list-level-style-bullet text:level="10" text:bullet-char="•">
        <style:list-level-properties text:space-before="5.08cm"/>
        <style:text-properties style:font-name="Verdana2" fo:color="#000000" fo:font-size="100%"/>
      </text:list-level-style-bullet>
    </text:list-style>
  </office:automatic-styles>
  <office:body>
    <office:presentation>
      <presentation:footer-decl presentation:name="ftr1">System Modelling and Semantic Web – Spring 2021</presentation:footer-decl>
      <presentation:date-time-decl presentation:name="dtd1" presentation:source="fixed">Hans-Gert Gräbe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3.577cm" svg:height="1.114cm" svg:x="-0.06cm" svg:y="2.919cm">
          <text:p text:style-name="P1"><text:span text:style-name="T1"><text:s text:c="2"/>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4.445cm" svg:height="0.763cm" svg:x="1.482cm" svg:y="4.86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22.436cm" svg:height="14.182cm" svg:x="1.482cm" svg:y="3.175cm">
          <text:p text:style-name="P4"><text:span text:style-name="T2"/></text:p>
          <text:p text:style-name="P5"><text:span text:style-name="T3">Modellin</text:span><text:span text:style-name="T3">g </text:span><text:span text:style-name="T3">Sustaina</text:span><text:span text:style-name="T3">ble </text:span><text:span text:style-name="T3">Systems </text:span><text:span text:style-name="T3">and </text:span><text:span text:style-name="T3">Semanti</text:span><text:span text:style-name="T3">c Web</text:span></text:p>
          <text:p text:style-name="P4"><text:span text:style-name="T4">Systems </text:span><text:span text:style-name="T4">and </text:span><text:span text:style-name="T4">Develop</text:span><text:span text:style-name="T4">ment</text:span></text:p>
          <text:p text:style-name="P6"><text:span text:style-name="T5">Lecture in the </text:span><text:span text:style-name="T5">Modul 10-</text:span><text:span text:style-name="T5">202-2309 </text:span><text:span text:style-name="T5"><text:line-break/></text:span><text:span text:style-name="T5">for Master </text:span><text:span text:style-name="T5">Computer </text:span><text:span text:style-name="T5">Science</text:span></text:p>
          <text:p text:style-name="P7"><text:span text:style-name="T6">Prof. Dr. Hans-</text:span><text:span text:style-name="T6">Gert Gräbe</text:span></text:p>
          <text:p text:style-name="P8"><text:span text:style-name="T6">http://</text:span><text:span text:style-name="T6">informatik.uni-</text:span><text:span text:style-name="T6">leipzig.de/</text:span><text:span text:style-name="T6">~graeb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617cm" svg:height="10.213cm" svg:x="2.452cm" svg:y="2.042cm" draw:page-number="1"/>
          <draw:frame presentation:style-name="pr1" draw:text-style-name="P10" draw:layer="layout" svg:width="13.591cm" svg:height="12.278cm" svg:x="2.464cm" svg:y="12.934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4" draw:text-style-name="P12" draw:layer="layout" svg:width="9.392cm" svg:height="1.277cm" svg:x="1.294cm" svg:y="0.088cm">
          <text:p text:style-name="P11"><text:span text:style-name="T7">Modelling Systems</text:span></text:p>
          <draw:enhanced-geometry svg:viewBox="0 0 21600 21600" draw:type="mso-spt202" draw:enhanced-path="M 0 0 L 21600 0 21600 21600 0 21600 0 0 Z N"/>
        </draw:custom-shape>
        <draw:custom-shape draw:style-name="gr5" draw:text-style-name="P16" draw:layer="layout" svg:width="23.2cm" svg:height="8.606cm" svg:x="1.2cm" svg:y="3.7cm">
          <text:p text:style-name="P13"><text:span text:style-name="T8">Modelling Systems</text:span></text:p>
          <text:p text:style-name="P14"><text:span text:style-name="T9">Two problems:</text:span></text:p>
          <text:list text:style-name="L2">
            <text:list-item>
              <text:p text:style-name="P14"><text:span text:style-name="T9"><text:s/></text:span><text:span text:style-name="T9">Build new system</text:span></text:p>
            </text:list-item>
            <text:list-item>
              <text:p text:style-name="P14"><text:span text:style-name="T9"><text:s/></text:span><text:span text:style-name="T9">Rebuild existing system</text:span></text:p>
            </text:list-item>
          </text:list>
          <text:p text:style-name="P15"><text:span text:style-name="T9">(1) can be consideres as a special case of (2), since every need for a new system comes with at least </text:span><text:span text:style-name="T10">rough ideas </text:span><text:span text:style-name="T9">about that new system, so there is also under (1) an at least </text:span><text:span text:style-name="T10">rough description form </text:span><text:span text:style-name="T9">of the system to be created.</text:span></text:p>
          <draw:enhanced-geometry svg:viewBox="0 0 21600 21600" draw:type="mso-spt202" draw:enhanced-path="M 0 0 L 21600 0 21600 21600 0 21600 0 0 Z N"/>
        </draw:custom-shape>
        <draw:custom-shape draw:style-name="gr6" draw:text-style-name="P17" xml:id="id1" draw:id="id1" draw:layer="layout" svg:width="4.4cm" svg:height="2.4cm" svg:x="2.4cm" svg:y="14cm">
          <text:p text:style-name="P17"><text:span text:style-name="T11">System</text:span><text:span text:style-name="T11"><text:line-break/></text:span><text:span text:style-name="T11">as it is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xml:id="id3" draw:id="id3" draw:layer="layout" svg:width="5.4cm" svg:height="2.6cm" svg:x="15.2cm" svg:y="13.9cm">
          <text:p text:style-name="P18"><text:span text:style-name="T11">System </text:span><text:span text:style-name="T11"><text:line-break/></text:span><text:span text:style-name="T11">as required</text:span></text:p>
          <draw:enhanced-geometry svg:viewBox="0 0 21600 21600" draw:type="rectangle" draw:enhanced-path="M 0 0 L 21600 0 21600 21600 0 21600 0 0 Z N"/>
        </draw:custom-shape>
        <draw:connector draw:style-name="gr8" xml:id="id2" draw:id="id2" draw:layer="layout" svg:x1="6.8cm" svg:y1="15.2cm" svg:x2="6.8cm" svg:y2="15.2cm" draw:start-shape="id1" draw:start-glue-point="1" draw:end-shape="id1" draw:end-glue-point="1" svg:d="M6800 15200z" svg:viewBox="0 0 1 1">
          <text:p/>
        </draw:connector>
        <draw:connector draw:style-name="gr9" draw:text-style-name="P20" draw:layer="layout" svg:x1="6.8cm" svg:y1="15.2cm" svg:x2="15.2cm" svg:y2="15.2cm" draw:start-shape="id2" draw:start-glue-point="0" draw:end-shape="id3" draw:end-glue-point="3" svg:d="M6800 15200h8400" svg:viewBox="0 0 8401 1">
          <text:p/>
        </draw:connector>
        <draw:frame draw:style-name="gr10" draw:text-style-name="P21" draw:layer="layout" svg:width="5.916cm" svg:height="1.098cm" svg:x="8cm" svg:y="13.9cm">
          <draw:text-box>
            <text:p><text:span text:style-name="T11">Transformation</text:span></text:p>
          </draw:text-box>
        </draw:frame>
        <presentation:notes draw:style-name="dp4">
          <draw:page-thumbnail draw:style-name="gr11" draw:layer="layout" svg:width="13.617cm" svg:height="10.214cm" svg:x="2.451cm" svg:y="2.041cm" draw:page-number="2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2" draw:text-style-name="P24" xml:id="id7" draw:id="id7" draw:layer="layout" svg:width="6.7cm" svg:height="2.4cm" svg:x="16.6cm" svg:y="11.7cm">
          <text:p text:style-name="P23"><text:span text:style-name="T11">System how </text:span><text:span text:style-name="T11"><text:line-break/></text:span><text:span text:style-name="T11">it has become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23.2cm" svg:height="6.065cm" svg:x="1.2cm" svg:y="2.6cm">
          <text:p text:style-name="P13"><text:span text:style-name="T8">Modelling Systems</text:span></text:p>
          <text:p text:style-name="P25"><text:span text:style-name="T9">This basic scheme fits not only technical systems, but also the modelling of social, socio-ecological and cultural systems, so it is sufficiently universal.</text:span></text:p>
          <text:p text:style-name="P25"><text:span text:style-name="T9">How does such a system evolve over time? </text:span></text:p>
          <draw:enhanced-geometry svg:viewBox="0 0 21600 21600" draw:type="mso-spt202" draw:enhanced-path="M 0 0 L 21600 0 21600 21600 0 21600 0 0 Z N"/>
        </draw:custom-shape>
        <draw:custom-shape draw:style-name="gr13" draw:text-style-name="P24" xml:id="id4" draw:id="id4" draw:layer="layout" svg:width="4.4cm" svg:height="2.4cm" svg:x="2.4cm" svg:y="14cm">
          <text:p text:style-name="P23"><text:span text:style-name="T11">System</text:span><text:span text:style-name="T11"><text:line-break/></text:span><text:span text:style-name="T11">as it is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6" draw:id="id6" draw:layer="layout" svg:width="5.4cm" svg:height="2.6cm" svg:x="15.2cm" svg:y="13.9cm">
          <text:p text:style-name="P18"><text:span text:style-name="T11">System </text:span><text:span text:style-name="T11"><text:line-break/></text:span><text:span text:style-name="T11">as required</text:span></text:p>
          <draw:enhanced-geometry svg:viewBox="0 0 21600 21600" draw:type="rectangle" draw:enhanced-path="M 0 0 L 21600 0 21600 21600 0 21600 0 0 Z N"/>
        </draw:custom-shape>
        <draw:connector draw:style-name="gr8" xml:id="id5" draw:id="id5" draw:layer="layout" svg:x1="6.8cm" svg:y1="15.2cm" svg:x2="6.8cm" svg:y2="15.2cm" draw:start-shape="id4" draw:start-glue-point="1" draw:end-shape="id4" draw:end-glue-point="1" svg:d="M6800 15200z" svg:viewBox="0 0 1 1">
          <text:p/>
        </draw:connector>
        <draw:connector draw:style-name="gr15" draw:text-style-name="P20" draw:layer="layout" svg:x1="6.8cm" svg:y1="15.2cm" svg:x2="15.2cm" svg:y2="15.2cm" draw:start-shape="id5" draw:start-glue-point="0" draw:end-shape="id6" draw:end-glue-point="3" svg:d="M6800 15200h8400" svg:viewBox="0 0 8401 1">
          <text:p/>
        </draw:connector>
        <draw:frame draw:style-name="gr16" draw:text-style-name="P21" draw:layer="layout" svg:width="5.916cm" svg:height="1.945cm" svg:x="8.2cm" svg:y="15.3cm">
          <draw:text-box>
            <text:p text:style-name="P27"><text:span text:style-name="T11">Desired</text:span><text:span text:style-name="T11"><text:line-break/></text:span><text:span text:style-name="T11">Transformation</text:span></text:p>
          </draw:text-box>
        </draw:frame>
        <draw:frame draw:style-name="gr16" draw:text-style-name="P21" draw:layer="layout" svg:width="5.916cm" svg:height="1.945cm" svg:x="8.2cm" svg:y="11.5cm">
          <draw:text-box>
            <text:p><text:span text:style-name="T11">Actual</text:span></text:p>
            <text:p><text:span text:style-name="T11">Transformation</text:span></text:p>
          </draw:text-box>
        </draw:frame>
        <draw:connector draw:style-name="gr17" draw:text-style-name="P20" draw:layer="layout" draw:type="line" svg:x1="6.8cm" svg:y1="15.2cm" svg:x2="16.6cm" svg:y2="12.9cm" draw:start-shape="id5" draw:start-glue-point="0" draw:end-shape="id7" draw:end-glue-point="3" svg:d="M6800 15200l9800-2300" svg:viewBox="0 0 9801 2301">
          <text:p/>
        </draw:connector>
        <draw:custom-shape draw:style-name="gr4" draw:text-style-name="P12" draw:layer="layout" svg:width="9.392cm" svg:height="1.277cm" svg:x="1.268cm" svg:y="0.192cm">
          <text:p text:style-name="P11"><text:span text:style-name="T7">Modelling Systems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3.617cm" svg:height="10.214cm" svg:x="2.451cm" svg:y="2.041cm" draw:page-number="3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8" draw:text-style-name="P24" xml:id="id9" draw:id="id9" draw:layer="layout" svg:width="2.8cm" svg:height="2.4cm" svg:x="8.6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1.081cm" svg:height="1.277cm" svg:x="1.649cm" svg:y="0.088cm">
          <text:p text:style-name="P11"><text:span text:style-name="T7">Systems Development</text:span></text:p>
          <draw:enhanced-geometry svg:viewBox="0 0 21600 21600" draw:type="mso-spt202" draw:enhanced-path="M 0 0 L 21600 0 21600 21600 0 21600 0 0 Z N"/>
        </draw:custom-shape>
        <draw:custom-shape draw:style-name="gr19" draw:text-style-name="P19" xml:id="id10" draw:id="id10" draw:layer="layout" svg:width="2.8cm" svg:height="2.3cm" svg:x="8.6cm" svg:y="5.8cm">
          <text:p/>
          <draw:enhanced-geometry svg:viewBox="0 0 21600 21600" draw:type="rectangle" draw:enhanced-path="M 0 0 L 21600 0 21600 21600 0 21600 0 0 Z N"/>
        </draw:custom-shape>
        <draw:connector draw:style-name="gr17" draw:text-style-name="P20" draw:layer="layout" draw:type="line" svg:x1="4.8cm" svg:y1="4.6cm" svg:x2="8.6cm" svg:y2="4.6cm" draw:start-shape="id8" draw:start-glue-point="1" draw:end-shape="id9" draw:end-glue-point="3" svg:d="M4800 4600h3800" svg:viewBox="0 0 3801 1">
          <text:p/>
        </draw:connector>
        <draw:connector draw:style-name="gr15" draw:text-style-name="P20" draw:layer="layout" draw:type="line" svg:x1="4.8cm" svg:y1="4.6cm" svg:x2="8.6cm" svg:y2="6.95cm" draw:start-shape="id8" draw:start-glue-point="1" draw:end-shape="id10" draw:end-glue-point="3" svg:d="M4800 4600l3800 2350" svg:viewBox="0 0 3801 2351">
          <text:p/>
        </draw:connector>
        <draw:custom-shape draw:style-name="gr18" draw:text-style-name="P24" xml:id="id11" draw:id="id11" draw:layer="layout" svg:width="2.8cm" svg:height="2.4cm" svg:x="14.5cm" svg:y="3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xml:id="id13" draw:id="id13" draw:layer="layout" svg:width="2.8cm" svg:height="2.3cm" svg:x="14.5cm" svg:y="5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4" xml:id="id12" draw:id="id12" draw:layer="layout" svg:width="2.8cm" svg:height="2.4cm" svg:x="20.1cm" svg:y="3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xml:id="id14" draw:id="id14" draw:layer="layout" svg:width="2.8cm" svg:height="2.3cm" svg:x="20.1cm" svg:y="5.8cm">
          <text:p/>
          <draw:enhanced-geometry svg:viewBox="0 0 21600 21600" draw:type="rectangle" draw:enhanced-path="M 0 0 L 21600 0 21600 21600 0 21600 0 0 Z N"/>
        </draw:custom-shape>
        <draw:connector draw:style-name="gr17" draw:text-style-name="P20" draw:layer="layout" draw:type="line" svg:x1="11.4cm" svg:y1="4.6cm" svg:x2="14.5cm" svg:y2="4.6cm" draw:start-shape="id9" draw:start-glue-point="1" draw:end-shape="id11" draw:end-glue-point="3" svg:d="M11400 4600h3100" svg:viewBox="0 0 3101 1">
          <text:p/>
        </draw:connector>
        <draw:connector draw:style-name="gr17" draw:text-style-name="P20" draw:layer="layout" draw:type="line" svg:x1="17.3cm" svg:y1="4.6cm" svg:x2="20.1cm" svg:y2="4.6cm" draw:start-shape="id11" draw:start-glue-point="1" draw:end-shape="id12" draw:end-glue-point="3" svg:d="M17300 4600h2800" svg:viewBox="0 0 2801 1">
          <text:p/>
        </draw:connector>
        <draw:connector draw:style-name="gr15" draw:text-style-name="P20" draw:layer="layout" draw:type="line" svg:x1="11.4cm" svg:y1="6.95cm" svg:x2="14.5cm" svg:y2="6.95cm" draw:start-shape="id10" draw:start-glue-point="1" draw:end-shape="id13" draw:end-glue-point="3" svg:d="M11400 6950h3100" svg:viewBox="0 0 3101 1">
          <text:p/>
        </draw:connector>
        <draw:connector draw:style-name="gr15" draw:text-style-name="P20" draw:layer="layout" draw:type="line" svg:x1="17.3cm" svg:y1="6.95cm" svg:x2="20.1cm" svg:y2="6.95cm" draw:start-shape="id13" draw:start-glue-point="1" draw:end-shape="id14" draw:end-glue-point="3" svg:d="M17300 6950h2800" svg:viewBox="0 0 2801 1">
          <text:p/>
        </draw:connector>
        <draw:custom-shape draw:style-name="gr18" draw:text-style-name="P24" xml:id="id8" draw:id="id8" draw:layer="layout" svg:width="2.8cm" svg:height="2.4cm" svg:x="2cm" svg:y="3.4cm">
          <text:p/>
          <draw:enhanced-geometry svg:viewBox="0 0 21600 21600" draw:type="rectangle" draw:enhanced-path="M 0 0 L 21600 0 21600 21600 0 21600 0 0 Z N"/>
        </draw:custom-shape>
        <draw:frame draw:style-name="gr22" draw:text-style-name="P29" draw:layer="layout" svg:width="12.6cm" svg:height="7.627cm" svg:x="1.6cm" svg:y="10.2cm">
          <draw:text-box>
            <text:p text:style-name="P28"><text:span text:style-name="T12">Transitional development as </text:span><text:span text:style-name="T13">different versions </text:span><text:span text:style-name="T12">of </text:span><text:span text:style-name="T14">the system over the </text:span><text:span text:style-name="T12">time.</text:span></text:p>
            <text:p text:style-name="P28"><text:span text:style-name="T12">But can also be understood as development in time of </text:span><text:span text:style-name="T13">the same system</text:span><text:span text:style-name="T12">.</text:span></text:p>
            <text:p text:style-name="P28"><text:span text:style-name="T12">Transitional management versus adaptive management.</text:span></text:p>
          </draw:text-box>
        </draw:frame>
        <draw:custom-shape draw:style-name="gr18" draw:text-style-name="P24" xml:id="id15" draw:id="id15" draw:layer="layout" svg:width="2.8cm" svg:height="2.4cm" svg:x="16.1cm" svg:y="10.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xml:id="id16" draw:id="id16" draw:layer="layout" svg:width="2.8cm" svg:height="2.3cm" svg:x="16.1cm" svg:y="13.1cm">
          <text:p/>
          <draw:enhanced-geometry svg:viewBox="0 0 21600 21600" draw:type="rectangle" draw:enhanced-path="M 0 0 L 21600 0 21600 21600 0 21600 0 0 Z N"/>
        </draw:custom-shape>
        <draw:connector draw:style-name="gr17" draw:text-style-name="P20" draw:layer="layout" draw:type="curve" draw:line-skew="0.807cm -0.611cm" svg:x1="18.9cm" svg:y1="11.9cm" svg:x2="17.5cm" svg:y2="10.7cm" draw:start-shape="id15" draw:start-glue-point="1" draw:end-shape="id15" draw:end-glue-point="0" svg:d="M18900 11900c1962 0 1636-1156 795-1873s-2195-995-2195 673" svg:viewBox="0 0 2857 2438">
          <text:p/>
        </draw:connector>
        <draw:connector draw:style-name="gr15" draw:text-style-name="P20" draw:layer="layout" draw:type="curve" draw:line-skew="0.612cm 0.912cm" svg:x1="18.9cm" svg:y1="14.25cm" svg:x2="17.5cm" svg:y2="15.4cm" draw:start-shape="id16" draw:start-glue-point="1" draw:end-shape="id16" draw:end-glue-point="2" svg:d="M18900 14250c1669 0 1391 1282 624 2099s-2024 1170-2024-949" svg:viewBox="0 0 2631 2738">
          <text:p/>
        </draw:connector>
        <presentation:notes draw:style-name="dp4">
          <draw:page-thumbnail draw:style-name="gr11" draw:layer="layout" svg:width="13.617cm" svg:height="10.214cm" svg:x="2.451cm" svg:y="2.041cm" draw:page-number="4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24" draw:text-style-name="P29" draw:layer="layout" svg:width="18cm" svg:height="10.168cm" svg:x="1.2cm" svg:y="3cm">
          <draw:text-box>
            <text:p text:style-name="P28"><text:span text:style-name="T11">The development of a system can therefore be conceived as a contradiction between an </text:span><text:span text:style-name="T15">ideal line of development </text:span><text:span text:style-name="T11">and a </text:span><text:span text:style-name="T15">real line of development</text:span><text:span text:style-name="T11">.</text:span></text:p>
            <text:p text:style-name="P28"><text:span text:style-name="T11">This idea is reflected in the TRIZ concept of the </text:span><text:span text:style-name="T15">Ideal Final Result </text:span><text:span text:style-name="T11">(IFR).</text:span></text:p>
            <text:p text:style-name="P28"><text:span text:style-name="T11">In the (mathematical) </text:span><text:span text:style-name="T15">Theory of Dynamical Systems </text:span><text:span text:style-name="T11">(TDS), system development is conceived as a progression of states, which can be described by functions f(t) with values in a phase space. <text:s/></text:span></text:p>
          </draw:text-box>
        </draw:frame>
        <draw:custom-shape draw:style-name="gr4" draw:text-style-name="P12" draw:layer="layout" svg:width="14.557cm" svg:height="1.277cm" svg:x="1.313cm" svg:y="0.088cm">
          <text:p text:style-name="P11"><text:span text:style-name="T7">Theory of Dynamical Systems</text:span></text:p>
          <draw:enhanced-geometry svg:viewBox="0 0 21600 21600" draw:type="mso-spt202" draw:enhanced-path="M 0 0 L 21600 0 21600 21600 0 21600 0 0 Z N"/>
        </draw:custom-shape>
        <draw:custom-shape draw:style-name="gr18" draw:text-style-name="P24" xml:id="id17" draw:id="id17" draw:layer="layout" svg:width="2.8cm" svg:height="2.4cm" svg:x="19.8cm" svg:y="4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xml:id="id18" draw:id="id18" draw:layer="layout" svg:width="2.8cm" svg:height="2.3cm" svg:x="19.8cm" svg:y="6.7cm">
          <text:p/>
          <draw:enhanced-geometry svg:viewBox="0 0 21600 21600" draw:type="rectangle" draw:enhanced-path="M 0 0 L 21600 0 21600 21600 0 21600 0 0 Z N"/>
        </draw:custom-shape>
        <draw:connector draw:style-name="gr17" draw:text-style-name="P20" draw:layer="layout" draw:type="curve" draw:line-skew="0.807cm -0.611cm" svg:x1="22.6cm" svg:y1="5.5cm" svg:x2="21.2cm" svg:y2="4.3cm" draw:start-shape="id17" draw:start-glue-point="1" draw:end-shape="id17" draw:end-glue-point="0" svg:d="M22600 5500c1962 0 1636-1156 795-1873s-2195-995-2195 673" svg:viewBox="0 0 2857 2438">
          <text:p/>
        </draw:connector>
        <draw:connector draw:style-name="gr15" draw:text-style-name="P20" draw:layer="layout" draw:type="curve" draw:line-skew="0.612cm 0.912cm" svg:x1="22.6cm" svg:y1="7.85cm" svg:x2="21.2cm" svg:y2="9cm" draw:start-shape="id18" draw:start-glue-point="1" draw:end-shape="id18" draw:end-glue-point="2" svg:d="M22600 7850c1669 0 1391 1282 624 2099s-2024 1170-2024-949" svg:viewBox="0 0 2631 2738">
          <text:p/>
        </draw:connector>
        <draw:frame draw:style-name="gr26" draw:text-style-name="P30" draw:layer="layout" svg:width="23cm" svg:height="3.639cm" svg:x="1.2cm" svg:y="13.601cm">
          <draw:text-box>
            <text:p text:style-name="P28"><text:span text:style-name="T11">The </text:span><text:span text:style-name="T15">ideal behaviour </text:span><text:span text:style-name="T11">is described by mathematical relation-ships, such as differential equations, whose invariant solutions describe a partial structure of stable states (</text:span><text:span text:style-name="T15">trajectories</text:span><text:span text:style-name="T11">) in phase space. </text:span></text:p>
          </draw:text-box>
        </draw:frame>
        <presentation:notes draw:style-name="dp4">
          <draw:page-thumbnail draw:style-name="gr11" draw:layer="layout" svg:width="13.617cm" svg:height="10.214cm" svg:x="2.451cm" svg:y="2.041cm" draw:page-number="5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27" draw:text-style-name="P29" draw:layer="layout" svg:width="23.6cm" svg:height="11.862cm" svg:x="1.2cm" svg:y="3cm">
          <draw:text-box>
            <text:p text:style-name="P31"><text:span text:style-name="T11">These differential equations and trajectories are part of the </text:span><text:span text:style-name="T15">description form of the system </text:span><text:span text:style-name="T11">and thus have already been created by </text:span><text:span text:style-name="T15">reduction to essentials</text:span><text:span text:style-name="T11">. </text:span></text:p>
            <text:p text:style-name="P31"><text:span text:style-name="T11">In the modelling it is assumed that everything essential is taken into account, i.e. that the </text:span><text:span text:style-name="T15">real temporal development </text:span><text:span text:style-name="T11">r(t) of the system differs from the </text:span><text:span text:style-name="T15">ideal temporal development </text:span><text:span text:style-name="T11">f(t) only by a small difference d(t)=r(t)-f(t), which </text:span><text:span text:style-name="T15">is insignificant for the selected essential</text:span><text:span text:style-name="T11">. <text:s/></text:span></text:p>
            <text:p text:style-name="P31"><text:span text:style-name="T11">While f(t) enables a </text:span><text:span text:style-name="T15">quantitative prediction </text:span><text:span text:style-name="T11">of the development of the system, the statement that d(t) is "small" or "damped" is a </text:span><text:span text:style-name="T15">qualitative statement </text:span><text:span text:style-name="T11">of the descriptive form. <text:s/></text:span></text:p>
          </draw:text-box>
        </draw:frame>
        <draw:custom-shape draw:style-name="gr4" draw:text-style-name="P12" draw:layer="layout" svg:width="14.557cm" svg:height="1.277cm" svg:x="1.291cm" svg:y="0.187cm">
          <text:p text:style-name="P11"><text:span text:style-name="T7">Theory of Dynamical Systems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3.617cm" svg:height="10.214cm" svg:x="2.451cm" svg:y="2.041cm" draw:page-number="6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28" draw:text-style-name="P29" draw:layer="layout" svg:width="23.6cm" svg:height="9.321cm" svg:x="1.2cm" svg:y="3.1cm">
          <draw:text-box>
            <text:p text:style-name="P31"><text:span text:style-name="T11">Often one also restricts oneself with f(t) to a </text:span><text:span text:style-name="T15">qualitative statement </text:span><text:span text:style-name="T11">about the exact position of the trajectories as invariants in the solution space and thus to the statement that r(t) oscillates around these trajectories in a damped manner. These trajectories seem to "magically" attract the real states and are therefore also called </text:span><text:span text:style-name="T15">attractors</text:span><text:span text:style-name="T11">.</text:span></text:p>
            <text:p text:style-name="P31"><text:span text:style-name="T11">For example, the Earth moves on an elliptical orbit around the Sun in the sense that real deviations from this orbit are always compensated for. </text:span></text:p>
          </draw:text-box>
        </draw:frame>
        <draw:custom-shape draw:style-name="gr4" draw:text-style-name="P12" draw:layer="layout" svg:width="14.557cm" svg:height="1.277cm" svg:x="1.291cm" svg:y="0.187cm">
          <text:p text:style-name="P11"><text:span text:style-name="T7">Theory of Dynamical Systems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3.617cm" svg:height="10.214cm" svg:x="2.451cm" svg:y="2.041cm" draw:page-number="7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9" draw:text-style-name="P24" xml:id="id19" draw:id="id19" draw:layer="layout" svg:width="7.9cm" svg:height="7cm" svg:x="2cm" svg:y="3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xml:id="id20" draw:id="id20" draw:layer="layout" svg:width="7.9cm" svg:height="5.799cm" svg:x="2cm" svg:y="10.8cm">
          <text:p/>
          <draw:enhanced-geometry svg:viewBox="0 0 21600 21600" draw:type="rectangle" draw:enhanced-path="M 0 0 L 21600 0 21600 21600 0 21600 0 0 Z N"/>
        </draw:custom-shape>
        <draw:connector draw:style-name="gr17" draw:text-style-name="P20" draw:layer="layout" draw:type="curve" draw:line-skew="0.807cm -0.611cm" svg:x1="9.9cm" svg:y1="7.3cm" svg:x2="5.95cm" svg:y2="3.8cm" draw:start-shape="id19" draw:start-glue-point="1" draw:end-shape="id19" draw:end-glue-point="0" svg:d="M9900 7300c1962 0 1635-2306 157-3598s-4107-1570-4107 98" svg:viewBox="0 0 5320 4661">
          <text:p/>
        </draw:connector>
        <draw:connector draw:style-name="gr15" draw:text-style-name="P20" draw:layer="layout" draw:type="curve" draw:line-skew="1.482cm 0.492cm" svg:x1="9.9cm" svg:y1="13.699cm" svg:x2="5.95cm" svg:y2="16.599cm" draw:start-shape="id20" draw:start-glue-point="1" draw:end-shape="id20" draw:end-glue-point="2" svg:d="M9900 13699c2974 0 2479 1946 748 3043s-4698 1345-4698-143" svg:viewBox="0 0 6090 3942">
          <text:p/>
        </draw:connector>
        <draw:custom-shape draw:style-name="gr31" draw:text-style-name="P32" draw:layer="layout" svg:width="4.4cm" svg:height="4cm" svg:x="3.8cm" svg:y="9.9cm">
          <text:p/>
          <draw:enhanced-geometry svg:viewBox="0 0 21600 21600" draw:text-areas="0 0 21600 21600" draw:type="circular-arrow" draw:modifiers="180 125.963142854721 4558.93327073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32" draw:text-style-name="P24" xml:id="id21" draw:id="id21" draw:layer="layout" svg:width="1.48cm" svg:height="1.016cm" svg:x="2.5cm" svg:y="11.15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9" xml:id="id22" draw:id="id22" draw:layer="layout" svg:width="1.48cm" svg:height="0.974cm" svg:x="2.5cm" svg:y="12.175cm">
            <text:p/>
            <draw:enhanced-geometry svg:viewBox="0 0 21600 21600" draw:type="rectangle" draw:enhanced-path="M 0 0 L 21600 0 21600 21600 0 21600 0 0 Z N"/>
          </draw:custom-shape>
          <draw:connector draw:style-name="gr17" draw:text-style-name="P20" draw:layer="layout" draw:type="curve" svg:x1="3.98cm" svg:y1="11.667cm" svg:x2="3.24cm" svg:y2="11.159cm" draw:start-shape="id21" draw:start-glue-point="1" draw:end-shape="id21" draw:end-glue-point="0" svg:d="M3980 11667c751 0 627-505 254-820s-994-439-994 312" svg:viewBox="0 0 1291 1068">
            <text:p/>
          </draw:connector>
          <draw:connector draw:style-name="gr15" draw:text-style-name="P20" draw:layer="layout" draw:type="curve" svg:x1="3.98cm" svg:y1="12.662cm" svg:x2="3.24cm" svg:y2="13.149cm" draw:start-shape="id22" draw:start-glue-point="1" draw:end-shape="id22" draw:end-glue-point="2" svg:d="M3980 12662c751 0 627 494 254 804s-994 434-994-317" svg:viewBox="0 0 1291 1048">
            <text:p/>
          </draw:connector>
        </draw:g>
        <draw:custom-shape draw:style-name="gr34" draw:text-style-name="P33" draw:layer="layout" svg:width="4.4cm" svg:height="4cm" svg:x="4.6cm" svg:y="5.2cm">
          <text:p/>
          <draw:enhanced-geometry svg:viewBox="0 0 21600 21600" draw:mirror-vertical="true" draw:text-areas="0 0 21600 21600" draw:type="circular-arrow" draw:modifiers="180 125.963142854721 4558.93327073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32" draw:text-style-name="P24" xml:id="id23" draw:id="id23" draw:layer="layout" svg:width="1.48cm" svg:height="1.016cm" svg:x="2.8cm" svg:y="6.024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9" xml:id="id24" draw:id="id24" draw:layer="layout" svg:width="1.48cm" svg:height="0.974cm" svg:x="2.8cm" svg:y="7.04cm">
            <text:p/>
            <draw:enhanced-geometry svg:viewBox="0 0 21600 21600" draw:type="rectangle" draw:enhanced-path="M 0 0 L 21600 0 21600 21600 0 21600 0 0 Z N"/>
          </draw:custom-shape>
          <draw:connector draw:style-name="gr17" draw:text-style-name="P20" draw:layer="layout" draw:type="curve" svg:x1="4.28cm" svg:y1="6.532cm" svg:x2="3.54cm" svg:y2="6.024cm" draw:start-shape="id23" draw:start-glue-point="1" draw:end-shape="id23" draw:end-glue-point="0" svg:d="M4280 6532c751 0 627-505 254-820s-994-439-994 312" svg:viewBox="0 0 1291 1068">
            <text:p/>
          </draw:connector>
          <draw:connector draw:style-name="gr15" draw:text-style-name="P20" draw:layer="layout" draw:type="curve" svg:x1="4.28cm" svg:y1="7.527cm" svg:x2="3.54cm" svg:y2="8.014cm" draw:start-shape="id24" draw:start-glue-point="1" draw:end-shape="id24" draw:end-glue-point="2" svg:d="M4280 7527c751 0 627 494 254 804s-994 434-994-317" svg:viewBox="0 0 1291 1048">
            <text:p/>
          </draw:connector>
        </draw:g>
        <draw:g>
          <draw:custom-shape draw:style-name="gr32" draw:text-style-name="P24" xml:id="id25" draw:id="id25" draw:layer="layout" svg:width="1.48cm" svg:height="1.016cm" svg:x="7cm" svg:y="5.45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9" xml:id="id26" draw:id="id26" draw:layer="layout" svg:width="1.48cm" svg:height="0.974cm" svg:x="7cm" svg:y="6.475cm">
            <text:p/>
            <draw:enhanced-geometry svg:viewBox="0 0 21600 21600" draw:type="rectangle" draw:enhanced-path="M 0 0 L 21600 0 21600 21600 0 21600 0 0 Z N"/>
          </draw:custom-shape>
          <draw:connector draw:style-name="gr17" draw:text-style-name="P20" draw:layer="layout" draw:type="curve" svg:x1="8.48cm" svg:y1="5.967cm" svg:x2="7.74cm" svg:y2="5.459cm" draw:start-shape="id25" draw:start-glue-point="1" draw:end-shape="id25" draw:end-glue-point="0" svg:d="M8480 5967c751 0 627-505 254-820s-994-439-994 312" svg:viewBox="0 0 1291 1068">
            <text:p/>
          </draw:connector>
          <draw:connector draw:style-name="gr15" draw:text-style-name="P20" draw:layer="layout" draw:type="curve" svg:x1="8.48cm" svg:y1="6.962cm" svg:x2="7.74cm" svg:y2="7.449cm" draw:start-shape="id26" draw:start-glue-point="1" draw:end-shape="id26" draw:end-glue-point="2" svg:d="M8480 6962c751 0 627 494 254 804s-994 434-994-317" svg:viewBox="0 0 1291 1048">
            <text:p/>
          </draw:connector>
        </draw:g>
        <draw:g>
          <draw:custom-shape draw:style-name="gr32" draw:text-style-name="P24" xml:id="id27" draw:id="id27" draw:layer="layout" svg:width="1.48cm" svg:height="1.016cm" svg:x="6.87cm" svg:y="12.8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9" xml:id="id28" draw:id="id28" draw:layer="layout" svg:width="1.48cm" svg:height="0.974cm" svg:x="6.87cm" svg:y="13.866cm">
            <text:p/>
            <draw:enhanced-geometry svg:viewBox="0 0 21600 21600" draw:type="rectangle" draw:enhanced-path="M 0 0 L 21600 0 21600 21600 0 21600 0 0 Z N"/>
          </draw:custom-shape>
          <draw:connector draw:style-name="gr17" draw:text-style-name="P20" draw:layer="layout" draw:type="curve" svg:x1="8.35cm" svg:y1="13.358cm" svg:x2="7.61cm" svg:y2="12.85cm" draw:start-shape="id27" draw:start-glue-point="1" draw:end-shape="id27" draw:end-glue-point="0" svg:d="M8350 13358c751 0 627-505 254-820s-994-439-994 312" svg:viewBox="0 0 1291 1068">
            <text:p/>
          </draw:connector>
          <draw:connector draw:style-name="gr15" draw:text-style-name="P20" draw:layer="layout" draw:type="curve" svg:x1="8.35cm" svg:y1="14.353cm" svg:x2="7.61cm" svg:y2="14.84cm" draw:start-shape="id28" draw:start-glue-point="1" draw:end-shape="id28" draw:end-glue-point="2" svg:d="M8350 14353c751 0 627 494 254 804s-994 434-994-317" svg:viewBox="0 0 1291 1048">
            <text:p/>
          </draw:connector>
        </draw:g>
        <draw:g>
          <draw:custom-shape draw:style-name="gr38" draw:text-style-name="P34" xml:id="id29" draw:id="id29" draw:layer="layout" svg:width="1.362cm" svg:height="1.019cm" svg:x="5.686cm" svg:y="9.24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5" xml:id="id30" draw:id="id30" draw:layer="layout" svg:width="1.362cm" svg:height="0.977cm" svg:x="5.686cm" svg:y="10.264cm">
            <text:p/>
            <draw:enhanced-geometry svg:viewBox="0 0 21600 21600" draw:type="rectangle" draw:enhanced-path="M 0 0 L 21600 0 21600 21600 0 21600 0 0 Z N"/>
          </draw:custom-shape>
          <draw:connector draw:style-name="gr40" draw:text-style-name="P36" draw:layer="layout" draw:type="curve" svg:x1="7.048cm" svg:y1="9.754cm" svg:x2="6.367cm" svg:y2="9.245cm" draw:start-shape="id29" draw:start-glue-point="1" draw:end-shape="id29" draw:end-glue-point="0" svg:d="M7048 9754c751 0 626-506 268-821s-949-441-949 312" svg:viewBox="0 0 1234 1070">
            <text:p/>
          </draw:connector>
          <draw:connector draw:style-name="gr41" draw:text-style-name="P36" draw:layer="layout" draw:type="curve" svg:x1="7.048cm" svg:y1="10.752cm" svg:x2="6.367cm" svg:y2="11.241cm" draw:start-shape="id30" draw:start-glue-point="1" draw:end-shape="id30" draw:end-glue-point="2" svg:d="M7048 10752c751 0 626 495 268 805s-949 434-949-316" svg:viewBox="0 0 1234 1049">
            <text:p/>
          </draw:connector>
        </draw:g>
        <draw:frame draw:style-name="gr42" draw:text-style-name="P38" draw:layer="layout" svg:width="12.2cm" svg:height="11.368cm" svg:x="12.6cm" svg:y="3.5cm">
          <draw:text-box>
            <text:p text:style-name="P31"><text:span text:style-name="T11">Development </text:span></text:p>
            <text:list text:style-name="L3">
              <text:list-item>
                <text:p text:style-name="P37"><text:span text:style-name="T11">of the system itself </text:span></text:p>
              </text:list-item>
              <text:list-item>
                <text:p text:style-name="P37"><text:span text:style-name="T11">the components in the system and </text:span></text:p>
              </text:list-item>
              <text:list-item>
                <text:p text:style-name="P37"><text:span text:style-name="T11">the relationships in the system</text:span></text:p>
              </text:list-item>
            </text:list>
            <text:p text:style-name="P31"><text:span text:style-name="T11">However, let us first take a closer look at how complicated trajectories can be.</text:span></text:p>
            <text:p text:style-name="P31"><text:span text:style-name="T11"/></text:p>
            <text:p text:style-name="P31"><text:span text:style-name="T11">See TDS.md</text:span></text:p>
          </draw:text-box>
        </draw:frame>
        <draw:custom-shape draw:style-name="gr4" draw:text-style-name="P12" draw:layer="layout" svg:width="14.557cm" svg:height="1.277cm" svg:x="1.291cm" svg:y="0.187cm">
          <text:p text:style-name="P11"><text:span text:style-name="T7">Theory of Dynamical Systems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3.617cm" svg:height="10.214cm" svg:x="2.451cm" svg:y="2.041cm" draw:page-number="8" presentation:class="page"/>
          <draw:frame presentation:style-name="pr2" draw:text-style-name="P22" draw:layer="layout" svg:width="13.591cm" svg:height="12.252cm" svg:x="2.464cm" svg:y="12.93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a1" svg:font-family="Symbola"/>
    <style:font-face style:name="Ubuntu1" svg:font-family="Ubuntu"/>
    <style:font-face style:name="Ubuntu2" svg:font-family="Ubuntu" style:font-adornments="Regular"/>
    <style:font-face style:name="Verdana4" svg:font-family="Verdana" style:font-family-generic="swiss"/>
    <style:font-face style:name="Arial" svg:font-family="Arial" style:font-pitch="variable"/>
    <style:font-face style:name="Arial Unicode MS1" svg:font-family="'Arial Unicode MS'" style:font-pitch="variable"/>
    <style:font-face style:name="Symbola" svg:font-family="Symbola" style:font-pitch="variable"/>
    <style:font-face style:name="Tahoma1" svg:font-family="Tahoma" style:font-pitch="variable"/>
    <style:font-face style:name="Times New Roman1" svg:font-family="'Times New Roman'" style:font-pitch="variable"/>
    <style:font-face style:name="Ubuntu" svg:font-family="Ubuntu" style:font-pitch="variable"/>
    <style:font-face style:name="Verdana3" svg:font-family="Verdan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 Unicode MS2" svg:font-family="'Arial Unicode MS'" style:font-family-generic="swiss" style:font-pitch="variable"/>
    <style:font-face style:name="Tahoma3" svg:font-family="Tahoma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Verdana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2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_5f_1" style:display-name="Standard_1_1">
          <text:list-level-style-bullet text:level="1" text:bullet-char="•">
            <style:list-level-properties/>
            <style:text-properties style:font-name="Verdana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2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Verdana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2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Verdana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2" fo:font-family="Verdana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style:font-name="Verdana2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°">
            <style:list-level-properties text:space-before="2.54cm" text:min-label-width="0.635cm"/>
            <style:text-properties style:font-name="Verdana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2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2" fo:font-family="Verdana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2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2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2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2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2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2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2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2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2" fo:color="#00000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°">
            <style:list-level-properties text:space-before="2.54cm"/>
            <style:text-properties style:font-name="Verdana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2" fo:font-family="Verdana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2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2" fo:font-family="Verdana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Tahoma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2cm" fo:page-height="27.2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1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18cm" svg:stroke-color="#006ca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" style:family="presentation" style:parent-style-name="Standard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6cm" fo:min-width="0cm" fo:padding-top="0.131cm" fo:padding-bottom="0.131cm" fo:padding-left="0.261cm" fo:padding-right="0.261cm" fo:wrap-option="wrap" draw:shadow="hidden" draw:shadow-color="#808080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61cm" fo:min-width="0cm" fo:padding-top="0.131cm" fo:padding-bottom="0.131cm" fo:padding-left="0.261cm" fo:padding-right="0.261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margin-top="0.176cm" fo:margin-bottom="0cm" fo:line-height="100%" fo:text-indent="0cm" style:writing-mode="lr-tb"/>
    </style:style>
    <style:style style:name="MP11" style:family="paragraph">
      <loext:graphic-properties draw:fill="none" draw:fill-color="#00cc99"/>
      <style:paragraph-properties fo:margin-left="0cm" fo:margin-right="0cm" fo:margin-top="0.176cm" fo:margin-bottom="0cm" fo:line-height="100%" fo:text-indent="0cm" style:writing-mode="lr-tb"/>
    </style:style>
    <style:style style:name="MP12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style:font-name="Arial" fo:font-size="8pt" fo:font-weight="bold" style:font-size-asian="8pt" style:font-weight-asian="bold" style:font-size-complex="8pt" style:font-weight-complex="bold"/>
    </style:style>
    <text:list-style style:name="ML1">
      <text:list-level-style-bullet text:level="1" text:bullet-char="•">
        <style:list-level-properties/>
        <style:text-properties style:font-name="Verdana2" fo:color="#000000" fo:font-size="100%"/>
      </text:list-level-style-bullet>
      <text:list-level-style-bullet text:level="2" text:bullet-char="•">
        <style:list-level-properties text:space-before="1.27cm"/>
        <style:text-properties style:font-name="Verdana2" fo:color="#000000" fo:font-size="100%"/>
      </text:list-level-style-bullet>
      <text:list-level-style-bullet text:level="3" text:bullet-char="•">
        <style:list-level-properties text:space-before="2.54cm"/>
        <style:text-properties style:font-name="Verdana2" fo:color="#000000" fo:font-size="100%"/>
      </text:list-level-style-bullet>
      <text:list-level-style-bullet text:level="4" text:bullet-char="•">
        <style:list-level-properties text:space-before="3.81cm"/>
        <style:text-properties style:font-name="Verdana2" fo:color="#000000" fo:font-size="100%"/>
      </text:list-level-style-bullet>
      <text:list-level-style-bullet text:level="5" text:bullet-char="•">
        <style:list-level-properties text:space-before="5.08cm"/>
        <style:text-properties style:font-name="Verdana2" fo:color="#000000" fo:font-size="100%"/>
      </text:list-level-style-bullet>
      <text:list-level-style-bullet text:level="6" text:bullet-char="•">
        <style:list-level-properties text:space-before="5.08cm"/>
        <style:text-properties style:font-name="Verdana2" fo:color="#000000" fo:font-size="100%"/>
      </text:list-level-style-bullet>
      <text:list-level-style-bullet text:level="7" text:bullet-char="•">
        <style:list-level-properties text:space-before="5.08cm"/>
        <style:text-properties style:font-name="Verdana2" fo:color="#000000" fo:font-size="100%"/>
      </text:list-level-style-bullet>
      <text:list-level-style-bullet text:level="8" text:bullet-char="•">
        <style:list-level-properties text:space-before="5.08cm"/>
        <style:text-properties style:font-name="Verdana2" fo:color="#000000" fo:font-size="100%"/>
      </text:list-level-style-bullet>
      <text:list-level-style-bullet text:level="9" text:bullet-char="•">
        <style:list-level-properties text:space-before="5.08cm"/>
        <style:text-properties style:font-name="Verdana2" fo:color="#000000" fo:font-size="100%"/>
      </text:list-level-style-bullet>
      <text:list-level-style-bullet text:level="10" text:bullet-char="•">
        <style:list-level-properties text:space-before="5.08cm"/>
        <style:text-properties style:font-name="Verdana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cm" svg:height="4.86cm" svg:x="1.852cm" svg:y="3.831cm"/>
      <draw:page-thumbnail draw:layer="backgroundobjects" svg:width="6.48cm" svg:height="4.86cm" svg:x="10.186cm" svg:y="3.831cm"/>
      <draw:page-thumbnail draw:layer="backgroundobjects" svg:width="6.48cm" svg:height="4.86cm" svg:x="1.852cm" svg:y="11.183cm"/>
      <draw:page-thumbnail draw:layer="backgroundobjects" svg:width="6.48cm" svg:height="4.86cm" svg:x="10.186cm" svg:y="11.183cm"/>
      <draw:page-thumbnail draw:layer="backgroundobjects" svg:width="6.48cm" svg:height="4.86cm" svg:x="1.852cm" svg:y="18.535cm"/>
      <draw:page-thumbnail draw:layer="backgroundobjects" svg:width="6.48cm" svg:height="4.86cm" svg:x="10.186cm" svg:y="18.535cm"/>
      <draw:frame draw:style-name="Mgr1" draw:text-style-name="MP2" draw:layer="backgroundobjects" svg:width="8.036cm" svg:height="1.3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36cm" svg:height="1.36cm" svg:x="10.4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36cm" svg:height="1.36cm" svg:x="0cm" svg:y="25.86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36cm" svg:height="1.36cm" svg:x="10.483cm" svg:y="25.869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16.902cm" svg:height="2.125cm" svg:x="0cm" svg:y="0cm">
        <draw:image xlink:href="Pictures/10000000000004C6000000B83AB9D6FF2FF25010.jpg" xlink:type="simple" xlink:show="embed" xlink:actuate="onLoad" loext:mime-type="image/jpeg">
          <text:p/>
        </draw:image>
      </draw:frame>
      <draw:frame draw:style-name="Mgr3" draw:text-style-name="MP5" draw:layer="backgroundobjects" svg:width="3.545cm" svg:height="0.939cm" svg:x="17.899cm" svg:y="18.111cm">
        <draw:image xlink:href="Pictures/10000201000002580000004B06316737AB52C426.png" xlink:type="simple" xlink:show="embed" xlink:actuate="onLoad" loext:mime-type="image/png">
          <text:p/>
        </draw:image>
      </draw:frame>
      <draw:frame presentation:style-name="Standard-outline1" draw:layer="backgroundobjects" svg:width="22.437cm" svg:height="11.049cm" svg:x="1.3cm" svg:y="2.725cm" presentation:class="outline" presentation:placeholder="true">
        <draw:text-box/>
      </draw:frame>
      <draw:frame presentation:style-name="Mpr1" draw:text-style-name="MP7" draw:layer="backgroundobjects" svg:width="14.182cm" svg:height="0.848cm" svg:x="1.499cm" svg:y="18.202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9" draw:layer="backgroundobjects" svg:width="1.905cm" svg:height="0.848cm" svg:x="22.7cm" svg:y="18.202cm" presentation:class="page-number">
        <draw:text-box>
          <text:p text:style-name="MP8"><text:span text:style-name="MT2"><text:page-number>1</text:page-number></text:span></text:p>
        </draw:text-box>
      </draw:frame>
      <draw:line draw:style-name="Mgr4" draw:text-style-name="MP5" draw:layer="backgroundobjects" svg:x1="0cm" svg:y1="18.124cm" svg:x2="25.4cm" svg:y2="18.124cm">
        <text:p/>
      </draw:line>
      <draw:line draw:style-name="Mgr4" draw:text-style-name="MP5" draw:layer="backgroundobjects" svg:x1="0cm" svg:y1="2.125cm" svg:x2="25.4cm" svg:y2="2.125cm">
        <text:p/>
      </draw:line>
      <draw:frame draw:name="ul_logo300x2000" draw:style-name="Mgr3" draw:text-style-name="MP5" draw:layer="backgroundobjects" svg:width="8.506cm" svg:height="1.208cm" svg:x="16.894cm" svg:y="0cm">
        <draw:image xlink:href="Pictures/10000000000007D00000011D85DAAF997B9CFCAD.jpg" xlink:type="simple" xlink:show="embed" xlink:actuate="onLoad" loext:mime-type="image/jpeg">
          <text:p/>
        </draw:image>
      </draw:frame>
      <draw:custom-shape draw:style-name="Mgr5" draw:text-style-name="MP11" draw:layer="backgroundobjects" svg:width="6.671cm" svg:height="0.937cm" svg:x="17cm" svg:y="1.27cm">
        <text:p text:style-name="MP10"><text:span text:style-name="MT3">Institut für Informatik</text:span><text:span text:style-name="MT3"><text:line-break/></text:span><text:span text:style-name="MT3">Betriebliche Informationssysteme</text:span></text:p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15.875cm" svg:height="1.785cm" svg:x="-0.001cm" svg:y="0.588cm" presentation:class="title" presentation:placeholder="true">
        <draw:text-box/>
      </draw:frame>
      <presentation:notes style:page-layout-name="PM0">
        <draw:rect draw:style-name="Mgr6" draw:text-style-name="MP12" draw:layer="backgroundobjects" svg:width="18.52cm" svg:height="27.23cm" svg:x="0cm" svg:y="0cm">
          <text:p/>
        </draw:rect>
        <draw:frame presentation:style-name="Mpr3" draw:text-style-name="MP7" draw:layer="backgroundobjects" svg:width="8.026cm" svg:height="1.359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3" draw:text-style-name="MP9" draw:layer="backgroundobjects" svg:width="8.026cm" svg:height="1.359cm" svg:x="10.495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Standard-title" draw:layer="backgroundobjects" svg:width="13.617cm" svg:height="10.214cm" svg:x="2.451cm" svg:y="2.041cm" presentation:class="page"/>
        <draw:frame presentation:style-name="Standard-notes" draw:layer="backgroundobjects" svg:width="13.591cm" svg:height="12.251cm" svg:x="2.464cm" svg:y="12.934cm" presentation:class="notes" presentation:placeholder="true">
          <draw:text-box/>
        </draw:frame>
        <draw:frame presentation:style-name="Mpr4" draw:text-style-name="MP7" draw:layer="backgroundobjects" svg:width="8.026cm" svg:height="1.36cm" svg:x="0cm" svg:y="25.865cm" presentation:class="footer">
          <draw:text-box>
            <text:p text:style-name="MP6"><text:span text:style-name="MT2"><presentation:footer/></text:span></text:p>
          </draw:text-box>
        </draw:frame>
        <draw:frame presentation:style-name="Mpr4" draw:text-style-name="MP9" draw:layer="backgroundobjects" svg:width="8.026cm" svg:height="1.36cm" svg:x="10.495cm" svg:y="25.865cm" presentation:class="page-number">
          <draw:text-box>
            <text:p text:style-name="MP8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owerPoint-Präsentation</dc:title>
    <meta:initial-creator> jh</meta:initial-creator>
    <meta:creation-date>2002-04-01T22:02:38</meta:creation-date>
    <dc:date>2021-05-17T19:41:09.053888349</dc:date>
    <meta:editing-cycles>257</meta:editing-cycles>
    <meta:editing-duration>PT16H28M30S</meta:editing-duration>
    <meta:document-statistic meta:object-count="126"/>
    <meta:user-defined meta:name="Info 1"/>
    <meta:user-defined meta:name="Info 2"/>
    <meta:user-defined meta:name="Info 3"/>
    <meta:user-defined meta:name="Info 4"/>
  </office:meta>
</office:document-meta>
</file>